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Mangal" svg:font-family="Mangal" style:font-family-generic="roman" style:font-pitch="variable"/>
    <style:font-face style:name="Marianne" svg:font-family="Marianne" style:font-family-generic="system" style:font-pitch="variable"/>
    <style:font-face style:name="Microsoft YaHei" svg:font-family="'Microsoft YaHei'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931in" fo:margin-left="0in" table:align="left"/>
    </style:style>
    <style:style style:name="Table1.A" style:family="table-column">
      <style:table-column-properties style:column-width="6.6931in"/>
    </style:style>
    <style:style style:name="Table1.A1" style:family="table-cell">
      <style:table-cell-properties fo:padding="0.0382in" fo:border="0.5pt solid #000000" style:writing-mode="lr-tb"/>
    </style:style>
    <style:style style:name="Table2" style:family="table">
      <style:table-properties style:width="6.6931in" fo:margin-left="0in" table:align="left"/>
    </style:style>
    <style:style style:name="Table2.A" style:family="table-column">
      <style:table-column-properties style:column-width="6.6931in"/>
    </style:style>
    <style:style style:name="Table2.A1" style:family="table-cell">
      <style:table-cell-properties fo:padding="0.0382in" fo:border="0.5pt solid #000000" style:writing-mode="lr-tb"/>
    </style:style>
    <style:style style:name="Table3" style:family="table">
      <style:table-properties style:width="6.6931in" fo:margin-left="0in" table:align="left"/>
    </style:style>
    <style:style style:name="Table3.A" style:family="table-column">
      <style:table-column-properties style:column-width="6.6931in"/>
    </style:style>
    <style:style style:name="Table3.A1" style:family="table-cell">
      <style:table-cell-properties fo:padding="0.0382in" fo:border="0.5pt solid #000000" style:writing-mode="lr-tb"/>
    </style:style>
    <style:style style:name="Table4" style:family="table">
      <style:table-properties style:width="3.5104in" fo:margin-left="3.2542in" table:align="left"/>
    </style:style>
    <style:style style:name="Table4.A" style:family="table-column">
      <style:table-column-properties style:column-width="3.5104in"/>
    </style:style>
    <style:style style:name="Table4.A1" style:family="table-cell">
      <style:table-cell-properties fo:padding-left="0.0486in" fo:padding-right="0.0486in" fo:padding-top="0in" fo:padding-bottom="0in" fo:border="0.5pt solid #000000" style:writing-mode="lr-tb"/>
    </style:style>
    <style:style style:name="P1" style:family="paragraph" style:parent-style-name="Standard" style:master-page-name="MP0">
      <style:paragraph-properties fo:text-align="end" style:justify-single-word="false" style:page-number="auto" fo:break-before="page"/>
    </style:style>
    <style:style style:name="P2" style:family="paragraph" style:parent-style-name="Standard">
      <style:paragraph-properties fo:text-align="center" style:justify-single-word="false"/>
      <style:text-properties style:font-name="Marianne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Marianne"/>
    </style:style>
    <style:style style:name="P5" style:family="paragraph" style:parent-style-name="Standard">
      <style:text-properties style:font-name="Marianne"/>
    </style:style>
    <style:style style:name="P6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Marianne" fo:font-weight="bold" style:font-weight-asian="bold" style:font-weight-complex="bold"/>
    </style:style>
    <style:style style:name="P7" style:family="paragraph" style:parent-style-name="Titre_20_2">
      <style:text-properties style:font-name="Marianne"/>
    </style:style>
    <style:style style:name="P8" style:family="paragraph" style:parent-style-name="Standard" style:list-style-name="L1"/>
    <style:style style:name="P9" style:family="paragraph" style:parent-style-name="Standard">
      <style:text-properties officeooo:paragraph-rsid="0011191d"/>
    </style:style>
    <style:style style:name="P10" style:family="paragraph" style:parent-style-name="Standard">
      <style:text-properties style:font-name="Marianne" officeooo:paragraph-rsid="001c4395"/>
    </style:style>
    <style:style style:name="P11" style:family="paragraph" style:parent-style-name="Standard">
      <style:text-properties style:font-name="Marianne" officeooo:paragraph-rsid="002d729b"/>
    </style:style>
    <style:style style:name="P12" style:family="paragraph" style:parent-style-name="Standard" style:list-style-name="L2">
      <style:text-properties officeooo:paragraph-rsid="002d729b"/>
    </style:style>
    <style:style style:name="P13" style:family="paragraph" style:parent-style-name="Standard">
      <style:text-properties officeooo:paragraph-rsid="002a40f0"/>
    </style:style>
    <style:style style:name="P14" style:family="paragraph" style:parent-style-name="Standard">
      <style:text-properties style:font-name="Marianne" officeooo:paragraph-rsid="002a40f0"/>
    </style:style>
    <style:style style:name="P15" style:family="paragraph" style:parent-style-name="Standard">
      <style:text-properties style:font-name="Marianne" officeooo:paragraph-rsid="00239cb1"/>
    </style:style>
    <style:style style:name="P16" style:family="paragraph" style:parent-style-name="Standard">
      <style:text-properties style:font-name="Marianne" officeooo:rsid="0019c000" officeooo:paragraph-rsid="0020ec2b"/>
    </style:style>
    <style:style style:name="P17" style:family="paragraph" style:parent-style-name="Standard">
      <style:text-properties style:font-name="Marianne" officeooo:rsid="0019c000" officeooo:paragraph-rsid="00239cb1"/>
    </style:style>
    <style:style style:name="P18" style:family="paragraph" style:parent-style-name="Standard">
      <style:text-properties style:font-name="Marianne" officeooo:paragraph-rsid="002d29d3"/>
    </style:style>
    <style:style style:name="P19" style:family="paragraph" style:parent-style-name="Standard">
      <style:text-properties style:font-name="Marianne" officeooo:rsid="00253407" officeooo:paragraph-rsid="002d29d3"/>
    </style:style>
    <style:style style:name="P20" style:family="paragraph" style:parent-style-name="Standard">
      <style:text-properties style:font-name="Marianne" officeooo:paragraph-rsid="00374ab6"/>
    </style:style>
    <style:style style:name="P21" style:family="paragraph" style:parent-style-name="Standard">
      <style:text-properties style:font-name="Marianne" officeooo:paragraph-rsid="001d6e05"/>
    </style:style>
    <style:style style:name="P22" style:family="paragraph" style:parent-style-name="Standard">
      <style:text-properties officeooo:paragraph-rsid="00256d0e"/>
    </style:style>
    <style:style style:name="P23" style:family="paragraph" style:parent-style-name="Standard">
      <style:text-properties style:font-name="Marianne" officeooo:paragraph-rsid="00271d38"/>
    </style:style>
    <style:style style:name="P24" style:family="paragraph" style:parent-style-name="Standard">
      <style:text-properties style:font-name="Marianne" fo:background-color="#ffff00"/>
    </style:style>
    <style:style style:name="P25" style:family="paragraph" style:parent-style-name="Standard" style:list-style-name="L3"/>
    <style:style style:name="P26" style:family="paragraph" style:parent-style-name="Standard">
      <style:text-properties style:font-name="Marianne" fo:font-weight="bold" style:font-weight-asian="bold" style:font-weight-complex="bold"/>
    </style:style>
    <style:style style:name="P27" style:family="paragraph" style:parent-style-name="Standard" style:list-style-name="L4">
      <style:text-properties style:font-name="Marianne"/>
    </style:style>
    <style:style style:name="P28" style:family="paragraph" style:parent-style-name="Standard">
      <style:paragraph-properties fo:margin-left="0in" fo:text-indent="0in" style:auto-text-indent="false">
        <style:tab-stops/>
      </style:paragraph-properties>
      <style:text-properties style:font-name="Marianne"/>
    </style:style>
    <style:style style:name="P29" style:family="paragraph" style:parent-style-name="Standard">
      <style:paragraph-properties fo:margin-left="0.4925in">
        <style:tab-stops/>
      </style:paragraph-properties>
      <style:text-properties style:font-name="Marianne"/>
    </style:style>
    <style:style style:name="P30" style:family="paragraph" style:parent-style-name="Text_20_body">
      <style:paragraph-properties style:snap-to-layout-grid="false"/>
      <style:text-properties style:font-name="Marianne" style:font-name-complex="Times New Roman"/>
    </style:style>
    <style:style style:name="P31" style:family="paragraph" style:parent-style-name="Text_20_body">
      <style:text-properties style:font-name="Marianne" style:font-name-complex="Times New Roman"/>
    </style:style>
    <style:style style:name="P32" style:family="paragraph" style:parent-style-name="Comment">
      <style:paragraph-properties fo:margin-left="0in" style:line-height-at-least="0.0693in" fo:text-indent="0in" style:auto-text-indent="false"/>
    </style:style>
    <style:style style:name="P33" style:family="paragraph" style:parent-style-name="Standard">
      <style:text-properties fo:font-style="italic" fo:background-color="#ffff00" style:font-style-asian="italic" style:font-style-complex="italic"/>
    </style:style>
    <style:style style:name="T1" style:family="text">
      <style:text-properties style:font-name="Marianne" fo:font-weight="bold" style:font-weight-asian="bold" style:font-weight-complex="bold"/>
    </style:style>
    <style:style style:name="T2" style:family="text">
      <style:text-properties style:font-name="Marianne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3" style:family="text">
      <style:text-properties style:font-name="Marianne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loext:char-shading-value="0" style:font-weight-asian="bold" style:font-weight-complex="bold"/>
    </style:style>
    <style:style style:name="T4" style:family="text">
      <style:text-properties style:font-name="Marianne"/>
    </style:style>
    <style:style style:name="T5" style:family="text">
      <style:text-properties style:font-name="Marianne" fo:background-color="#ffff00" loext:char-shading-value="0"/>
    </style:style>
    <style:style style:name="T6" style:family="text">
      <style:text-properties style:font-name="Marianne" officeooo:rsid="0038eecf"/>
    </style:style>
    <style:style style:name="T7" style:family="text">
      <style:text-properties style:font-name="Marianne" officeooo:rsid="000b2cc3"/>
    </style:style>
    <style:style style:name="T8" style:family="text">
      <style:text-properties style:font-name="Marianne" officeooo:rsid="00081969" fo:background-color="#ffff00" loext:char-shading-value="0"/>
    </style:style>
    <style:style style:name="T9" style:family="text">
      <style:text-properties style:font-name="Marianne" style:font-name-complex="Times New Roman"/>
    </style:style>
    <style:style style:name="T10" style:family="text">
      <style:text-properties style:font-name="Marianne" fo:background-color="#ffff00" loext:char-shading-value="0" style:font-name-complex="Times New Roman"/>
    </style:style>
    <style:style style:name="T11" style:family="text">
      <style:text-properties style:font-name="Liberation Serif" fo:font-style="normal" fo:font-weight="normal" style:font-style-asian="normal" style:font-weight-asian="normal"/>
    </style:style>
    <style:style style:name="T12" style:family="text">
      <style:text-properties fo:font-family="'Liberation Serif'" style:font-family-generic="system" style:font-pitch="variable" fo:font-style="italic" fo:font-weight="normal" fo:background-color="#ffff00" loext:char-shading-value="0" style:font-style-asian="italic" style:font-weight-asian="normal" style:font-name-complex="Times New Roman" style:font-style-complex="italic"/>
    </style:style>
    <style:style style:name="T13" style:family="text">
      <style:text-properties style:font-name="Liberation Serif" fo:font-style="italic" fo:font-weight="normal" fo:background-color="#ffff00" loext:char-shading-value="0" style:font-style-asian="italic" style:font-weight-asian="normal" style:font-style-complex="italic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Police_20_par_20_défaut"><text:span text:style-name="T1"><text:text-input text:description="">{{ date_courante }}</text:text-input></text:span></text:span></text:p>
      <text:p text:style-name="P2">RAPPORT DE CONSTATATIONS</text:p>
      <text:p text:style-name="P2">(Police administrative)</text:p>
      <text:p text:style-name="P2"/>
      <text:p text:style-name="P3"><text:span text:style-name="Police_20_par_20_défaut"><text:span text:style-name="T1">Mairie de </text:span></text:span><text:span text:style-name="Police_20_par_20_défaut"><text:span text:style-name="T1"><text:text-input text:description="">{{ commune }}</text:text-input></text:span></text:span></text:p>
      <text:p text:style-name="P4"/>
      <text:p text:style-name="P4"/>
      <text:p text:style-name="Standard"><text:span text:style-name="Police_20_par_20_défaut"><text:span text:style-name="T2">Rapport n° </text:span></text:span><text:span text:style-name="Police_20_par_20_défaut"><text:span text:style-name="T3">XXXX </text:span></text:span><text:span text:style-name="Police_20_par_20_défaut"><text:span text:style-name="T2"><text:s/>/ <text:s/></text:span></text:span><text:span text:style-name="Police_20_par_20_défaut"><text:span text:style-name="T2"><text:text-input text:description="">{{ annee_courante }}</text:text-input></text:span></text:span></text:p>
      <text:p text:style-name="P5"/>
      <text:p text:style-name="Standard"><text:span text:style-name="Police_20_par_20_défaut"><text:span text:style-name="T1">Objet :</text:span></text:span><text:span text:style-name="Police_20_par_20_défaut"><text:span text:style-name="T4"> Rapport de constatation en matière de gestion de déchets en date du </text:span></text:span><text:span text:style-name="Police_20_par_20_défaut"><text:span text:style-name="T4"><text:text-input text:description="">{{ date_constat }}</text:text-input></text:span></text:span><text:span text:style-name="Police_20_par_20_défaut"><text:span text:style-name="T4">.</text:span></text:span></text:p>
      <text:p text:style-name="P5"/>
      <text:p text:style-name="Standard"><text:span text:style-name="Police_20_par_20_défaut"><text:span text:style-name="T4"><text:text-input text:description="">{% if auteur_identifie %}</text:text-input></text:span></text:span></text:p>
      <text:p text:style-name="Standard"><text:span text:style-name="Police_20_par_20_défaut"><text:span text:style-name="T4"><text:text-input text:description="">{% if statut_auteur == "entreprise" %}</text:text-input></text:span></text:span></text:p>
      <text:p text:style-name="P5">Ce signalement concerne :</text:p>
      <text:p text:style-name="Standard"><text:span text:style-name="Police_20_par_20_défaut"><text:span text:style-name="T5">Remplir ici le nom et l’identité de l’entreprise concernée.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Standard"><text:span text:style-name="Police_20_par_20_défaut"><text:span text:style-name="T4"><text:text-input text:description="">{% if statut_auteur == "particulier" %}</text:text-input></text:span></text:span></text:p>
      <text:p text:style-name="P5">Ce signalement concerne :</text:p>
      <text:p text:style-name="Standard"><text:span text:style-name="Police_20_par_20_défaut"><text:span text:style-name="T5">Remplir ici le nom et l’identité de la personne concernée.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P6">CONSTATATIONS</text:p>
          </table:table-cell>
        </table:table-row>
      </table:table>
      <text:h text:style-name="P7" text:outline-level="2"/>
      <text:p text:style-name="Standard"><text:span text:style-name="Police_20_par_20_défaut"><text:span text:style-name="T4">Nous, soussigné(e) </text:span></text:span><text:span text:style-name="Police_20_par_20_défaut"><text:span text:style-name="T5">Prénom NOM</text:span></text:span><text:span text:style-name="Police_20_par_20_défaut"><text:span text:style-name="T4">, </text:span></text:span><text:span text:style-name="Police_20_par_20_défaut"><text:span text:style-name="T4"><text:text-input text:description="">{{ constatant }}</text:text-input></text:span></text:span></text:p>
      <text:p text:style-name="P5"/>
      <text:p text:style-name="P5">Rapportons les constatations suivantes :</text:p>
      <text:p text:style-name="P5"/>
      <text:p text:style-name="Standard"><text:span text:style-name="Police_20_par_20_défaut"><text:span text:style-name="T4">Le </text:span></text:span><text:span text:style-name="Police_20_par_20_défaut"><text:span text:style-name="T4"><text:text-input text:description="">{{ date_constat }}</text:text-input></text:span></text:span><text:span text:style-name="Police_20_par_20_défaut"><text:span text:style-name="T4"><text:s/>à </text:span></text:span><text:span text:style-name="Police_20_par_20_défaut"><text:span text:style-name="T4"><text:text-input text:description="">{{ heure_constat }}</text:text-input></text:span></text:span><text:span text:style-name="Police_20_par_20_défaut"><text:span text:style-name="T4"><text:s/>à </text:span></text:span><text:span text:style-name="Police_20_par_20_défaut"><text:span text:style-name="T4"><text:text-input text:description="">{{ localisation_depot }}</text:text-input></text:span></text:span><text:span text:style-name="Police_20_par_20_défaut"><text:span text:style-name="T4"><text:s/>(</text:span></text:span><text:span text:style-name="Police_20_par_20_défaut"><text:span text:style-name="T4"><text:text-input text:description="">{{ commune }}</text:text-input></text:span></text:span><text:span text:style-name="Police_20_par_20_défaut"><text:span text:style-name="T4">), un dépôt sauvage dont le volume est estimé à environ </text:span></text:span><text:span text:style-name="Police_20_par_20_défaut"><text:span text:style-name="T4"><text:text-input text:description="">{{ volume_depot }}</text:text-input></text:span></text:span><text:span text:style-name="Police_20_par_20_défaut"><text:span text:style-name="T4"><text:s/>est présent.</text:span></text:span></text:p>
      <text:p text:style-name="Standard"><text:span text:style-name="Police_20_par_20_défaut"><text:span text:style-name="T4"><text:text-input text:description="">{% if types_depot %}</text:text-input></text:span></text:span></text:p>
      <text:p text:style-name="P5">Le dépôt se compose des éléments suivants :</text:p>
      <text:p text:style-name="Standard"><text:span text:style-name="Police_20_par_20_défaut"><text:span text:style-name="T4"><text:text-input text:description="">{% for item in types_depot %}</text:text-input></text:span></text:span></text:p>
      <text:list xml:id="list1184754505" text:style-name="L1">
        <text:list-item>
          <text:p text:style-name="P8"><text:span text:style-name="Police_20_par_20_défaut"><text:span text:style-name="T4"><text:text-input text:description="">{{ item }}</text:text-input></text:span></text:span></text:p>
        </text:list-item>
      </text:list>
      <text:p text:style-name="Standard"><text:span text:style-name="Police_20_par_20_défaut"><text:span text:style-name="T4"><text:text-input text:description="">{% endfor %}</text:text-input></text:span></text:span></text:p>
      <text:p text:style-name="P9"><text:span text:style-name="Police_20_par_20_défaut"><text:span text:style-name="T4"><text:text-input text:description="">{% endif %}</text:text-input></text:span></text:span></text:p>
      <text:p text:style-name="P10"/>
      <text:p text:style-name="P5"><text:text-input text:description="">{% if nature_terrain %}</text:text-input></text:p>
      <text:p text:style-name="P5"><text:soft-page-break/><text:text-input text:description="">{%- if nature_terrain | length &gt; 1 -%}</text:text-input><text:text-input text:description=""/></text:p>
      <text:p text:style-name="P5">Ce dépôt se trouve dans les terrains suivants :</text:p>
      <text:p text:style-name="P5"><text:s text:c="2"/><text:text-input text:description="">{%- for item in nature_terrain -%}</text:text-input></text:p>
      <text:p text:style-name="P11"><text:s text:c="4"/><text:text-input text:description="">{%- if item == "je ne sais pas" -%}</text:text-input></text:p>
      <text:list text:style-name="L2">
        <text:list-item>
          <text:p text:style-name="P12"><text:span text:style-name="T6">T</text:span><text:span text:style-name="T4">errain de nature inconnu</text:span></text:p>
        </text:list-item>
      </text:list>
      <text:p text:style-name="P13"><text:span text:style-name="T4"><text:s text:c="4"/></text:span><text:span text:style-name="T4"><text:text-input text:description="">{%- else -%}</text:text-input></text:span></text:p>
      <text:list text:continue-numbering="true" text:style-name="L2">
        <text:list-item>
          <text:p text:style-name="P12"><text:span text:style-name="Police_20_par_20_défaut"><text:span text:style-name="T4"><text:text-input text:description="">{{ item }}</text:text-input></text:span></text:span></text:p>
        </text:list-item>
      </text:list>
      <text:p text:style-name="P14"><text:s text:c="4"/><text:text-input text:description="">{%- endif -%}</text:text-input></text:p>
      <text:p text:style-name="P15"><text:s text:c="2"/><text:text-input text:description="">{%- endfor -%}</text:text-input></text:p>
      <text:p text:style-name="P16"><text:text-input text:description="">{%- endif -%}</text:text-input></text:p>
      <text:p text:style-name="P16"/>
      <text:p text:style-name="P14"><text:text-input text:description="">{%- if nature_terrain | length == 1 -%}</text:text-input><text:text-input text:description=""/></text:p>
      <text:p text:style-name="P17"><text:s text:c="2"/><text:text-input text:description="">{% set item = nature_terrain[0] %}</text:text-input></text:p>
      <text:p text:style-name="P18"><text:s text:c="2"/><text:text-input text:description="">{%- if item == "forêt domaniale" -%}</text:text-input></text:p>
      <text:p text:style-name="P18">Ce dépôt se trouve dans une forêt domaniale.</text:p>
      <text:p text:style-name="P18"><text:s text:c="2"/><text:text-input text:description="">{%- endif -%}</text:text-input></text:p>
      <text:p text:style-name="P19"><text:s text:c="2"/><text:text-input text:description="">{%- if item == "terrain privé" -%}</text:text-input></text:p>
      <text:p text:style-name="P18">Ce dépôt se trouve sur un terrain privé.</text:p>
      <text:p text:style-name="P18"><text:s text:c="2"/><text:text-input text:description="">{%- endif -%}</text:text-input></text:p>
      <text:p text:style-name="P18"><text:s text:c="2"/><text:text-input text:description="">{%- if item == "terrain public" -%}</text:text-input></text:p>
      <text:p text:style-name="P18">Ce dépôt se trouve sur un terrain public.</text:p>
      <text:p text:style-name="P18"><text:s text:c="2"/><text:text-input text:description="">{%- endif -%}</text:text-input></text:p>
      <text:p text:style-name="P18"><text:s text:c="2"/><text:text-input text:description="">{%- if item == "je ne sais pas" -%}</text:text-input></text:p>
      <text:p text:style-name="P18">Ce dépôt se trouve sur un terrain de nature inconnue.</text:p>
      <text:p text:style-name="P18"><text:s text:c="2"/><text:text-input text:description="">{%- endif -%}</text:text-input></text:p>
      <text:p text:style-name="P11"><text:span text:style-name="Police_20_par_20_défaut"><text:text-input text:description="">{%- endif -%}</text:text-input></text:span></text:p>
      <text:p text:style-name="P20"><text:span text:style-name="Police_20_par_20_défaut"><text:text-input text:description="">{%- endif -%}</text:text-input></text:span></text:p>
      <text:p text:style-name="P21"><text:span text:style-name="Police_20_par_20_défaut"/></text:p>
      <text:p text:style-name="P14"><text:span text:style-name="Police_20_par_20_défaut"><text:text-input text:description="">{%- if "terrain privé" in nature_terrain -%}</text:text-input></text:span></text:p>
      <text:p text:style-name="P22"><text:span text:style-name="Police_20_par_20_défaut"><text:span text:style-name="T4">Le dépôt sauvage constaté présente une atteinte à la salubrité ou la sécurité publique, tels que définis à l’article L2212-2 du Code général des collectivités territoriales (notamment : risque de pollution de toute nature et/ou risque d’incendie). A ce titre, le pouvoir de police municipale s’applique même sur une propriété privée et permet prendre des mesures pour prévenir ces atteintes.</text:span></text:span></text:p>
      <text:p text:style-name="P23"><text:span text:style-name="Police_20_par_20_défaut"><text:text-input text:description="">{%- endif -%}</text:text-input></text:span></text:p>
      <text:p text:style-name="P23"><text:span text:style-name="Police_20_par_20_défaut"/></text:p>
      <text:p text:style-name="Standard"><text:span text:style-name="Police_20_par_20_défaut"><text:span text:style-name="T4"><text:text-input text:description="">{% if photo_dispo %}</text:text-input></text:span></text:span></text:p>
      <text:p text:style-name="P5">Une planche photographique est jointe en annexe du présent rapport.</text:p>
      <text:p text:style-name="Standard"><text:span text:style-name="Police_20_par_20_défaut"><text:span text:style-name="T5">(NB : Pensez à ajouter les photos en annexe)</text:span></text:span></text:p>
      <text:p text:style-name="Standard"><text:span text:style-name="Police_20_par_20_défaut"><text:span text:style-name="T4"><text:text-input text:description="">{% endif %}</text:text-input></text:span></text:span><text:span text:style-name="T4"/></text:p>
      <text:p text:style-name="Standard"><text:span text:style-name="Police_20_par_20_défaut"><text:span text:style-name="T4"><text:text-input text:description="">{% if precisions_depot %}</text:text-input></text:span></text:span></text:p>
      <text:p text:style-name="P5">Les observations suivantes ont été apportées :</text:p>
      <text:p text:style-name="Standard"><text:soft-page-break/><text:span text:style-name="Police_20_par_20_défaut"><text:span text:style-name="T5">(NB : Pensez à reformuler les observations pour qu’elles s’intègrent convenablement dans le rapport.)</text:span></text:span></text:p>
      <text:p text:style-name="Standard"><text:span text:style-name="Police_20_par_20_défaut"><text:span text:style-name="T4"><text:text-input text:description="">{{ precisions_depot }}</text:text-input></text:span></text:span></text:p>
      <text:p text:style-name="P5"/>
      <text:p text:style-name="Standard"><text:span text:style-name="Police_20_par_20_défaut"><text:span text:style-name="T4"><text:text-input text:description="">{% endif %}</text:text-input></text:span></text:span></text:p>
      <text:p text:style-name="Standard"><text:span text:style-name="Police_20_par_20_défaut"><text:span text:style-name="T4"><text:text-input text:description="">{% if indices_disponibles %}</text:text-input></text:span></text:span></text:p>
      <text:p text:style-name="P5">Les éléments suivants pourraient permettre d’identifier l’auteur des faits :</text:p>
      <text:p text:style-name="Standard"><text:span text:style-name="Police_20_par_20_défaut"><text:span text:style-name="T4"><text:text-input text:description="">{% for item in indices_disponibles %}</text:text-input></text:span></text:span></text:p>
      <text:list text:continue-list="list1184754505" text:style-name="L1">
        <text:list-item>
          <text:p text:style-name="P8"><text:span text:style-name="Police_20_par_20_défaut"><text:span text:style-name="T4"><text:text-input text:description="">{{ item }}</text:text-input></text:span></text:span></text:p>
        </text:list-item>
      </text:list>
      <text:p text:style-name="Standard"><text:span text:style-name="Police_20_par_20_défaut"><text:span text:style-name="T4"><text:text-input text:description="">{% endfor %}</text:text-input>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Standard"><text:span text:style-name="Police_20_par_20_défaut"><text:span text:style-name="T4"><text:text-input text:description="">{% if auteur_identifie %}</text:text-input></text:span></text:span></text:p>
      <text:p text:style-name="Standard"><text:span text:style-name="Police_20_par_20_défaut"><text:span text:style-name="T4">L’auteur présumé des faits est : </text:span></text:span><text:span text:style-name="Police_20_par_20_défaut"><text:span text:style-name="T5">Remplir ici le nom et l’identité de l’auteur.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Standard"><text:span text:style-name="Police_20_par_20_défaut"><text:span text:style-name="T4"><text:text-input text:description="">{% if precisions_indices %}</text:text-input></text:span></text:span></text:p>
      <text:p text:style-name="P5">Les précisions suivantes ont été apportées :</text:p>
      <text:p text:style-name="Standard"><text:span text:style-name="Police_20_par_20_défaut"><text:span text:style-name="T5">(NB : Pensez à reformuler les observations pour qu’elles s’intègrent convenablement dans le rapport.)</text:span></text:span></text:p>
      <text:p text:style-name="Standard"><text:span text:style-name="Police_20_par_20_défaut"><text:span text:style-name="T4"><text:text-input text:description="">{{ precisions_indices }}</text:text-input></text:span></text:span></text:p>
      <text:p text:style-name="Standard"><text:span text:style-name="Police_20_par_20_défaut"><text:span text:style-name="T4"><text:text-input text:description="">{% endif %}</text:text-input></text:span></text:span></text:p>
      <text:h text:style-name="P7" text:outline-level="2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PRÉJUDICE</text:p>
          </table:table-cell>
        </table:table-row>
      </table:table>
      <text:h text:style-name="P7" text:outline-level="2"/>
      <text:p text:style-name="P5"/>
      <text:p text:style-name="Standard"><text:span text:style-name="Police_20_par_20_défaut"><text:span text:style-name="T4"><text:text-input text:description="">{% if arrete_municipal_existe %}</text:text-input></text:span></text:span></text:p>
      <text:p text:style-name="Standard"><text:span text:style-name="Police_20_par_20_défaut"><text:span text:style-name="T4">La commune de </text:span></text:span><text:span text:style-name="Police_20_par_20_défaut"><text:span text:style-name="T4"><text:text-input text:description="">{{ commune }}</text:text-input></text:span></text:span><text:span text:style-name="Police_20_par_20_défaut"><text:span text:style-name="T4"><text:s/>dispose d’un arrêté ou d’une délibération municipale encadrant les dépôts sauvages de déchets et fixant le montant du forfait d’enlèvement à </text:span></text:span><text:span text:style-name="Police_20_par_20_défaut"><text:span text:style-name="T4"><text:text-input text:description="">{{ montant_forfait_enlevement }}</text:text-input></text:span></text:span><text:span text:style-name="Police_20_par_20_défaut"><text:span text:style-name="T4"><text:s/>€.</text:span></text:span></text:p>
      <text:p text:style-name="Standard"><text:span text:style-name="Police_20_par_20_défaut"><text:span text:style-name="T5">(NB : Pensez à ajouter la référence de l’arrêté ou de la délibération municipale.)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Standard"><text:span text:style-name="Police_20_par_20_défaut"><text:span text:style-name="T4"><text:text-input text:description="">{% if prejudice_montant_connu %}</text:text-input></text:span></text:span></text:p>
      <text:p text:style-name="Standard"><text:span text:style-name="Police_20_par_20_défaut"><text:span text:style-name="T1">Le préjudice financier pour la commune est estimé à </text:span></text:span><text:span text:style-name="Police_20_par_20_défaut"><text:span text:style-name="T1"><text:text-input text:description="">{{ prejudice_montant }}</text:text-input></text:span></text:span><text:span text:style-name="Police_20_par_20_défaut"><text:span text:style-name="T1">€.</text:span></text:span></text:p>
      <text:p text:style-name="P5">Cela correspond à :</text:p>
      <text:p text:style-name="P24">Indiquer ici les détails du montant indiqué et joindre les justificatifs.</text:p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Standard"><text:span text:style-name="Police_20_par_20_défaut"><text:span text:style-name="T4"><text:text-input text:description="">{% if not prejudice_montant_connu %}</text:text-input></text:span></text:span></text:p>
      <text:p text:style-name="P5"><text:soft-page-break/>Une estimation du montant du préjudice a été établie.</text:p>
      <text:p text:style-name="P5"/>
      <text:list text:style-name="L3">
        <text:list-item>
          <text:p text:style-name="P25"><text:span text:style-name="Police_20_par_20_défaut"><text:span text:style-name="T4">Nombre de personnes mobilisées : </text:span></text:span><text:span text:style-name="Police_20_par_20_défaut"><text:span text:style-name="T4"><text:text-input text:description="">{{ prejudice_nombre_personnes }}</text:text-input></text:span></text:span></text:p>
        </text:list-item>
        <text:list-item>
          <text:p text:style-name="P25"><text:span text:style-name="Police_20_par_20_défaut"><text:span text:style-name="T4">Nombre d’heures mobilisées : </text:span></text:span><text:span text:style-name="Police_20_par_20_défaut"><text:span text:style-name="T4"><text:text-input text:description="">{{ prejudice_nombre_heures }}</text:text-input></text:span></text:span></text:p>
        </text:list-item>
        <text:list-item>
          <text:p text:style-name="P25"><text:span text:style-name="Police_20_par_20_défaut"><text:span text:style-name="T4">Nombre de véhicules mobilisés : </text:span></text:span><text:span text:style-name="Police_20_par_20_défaut"><text:span text:style-name="T4"><text:text-input text:description="">{{ prejudice_nombre_vehicules }}</text:text-input></text:span></text:span></text:p>
        </text:list-item>
        <text:list-item>
          <text:p text:style-name="P25"><text:span text:style-name="Police_20_par_20_défaut"><text:span text:style-name="T4">Kilométrage parcouru par véhicule : </text:span></text:span><text:span text:style-name="Police_20_par_20_défaut"><text:span text:style-name="T4"><text:text-input text:description="">{{ prejudice_kilometrage }}</text:text-input></text:span></text:span></text:p>
        </text:list-item>
        <text:list-item>
          <text:p text:style-name="P25"><text:span text:style-name="Police_20_par_20_défaut"><text:span text:style-name="T4">Autres coûts : </text:span></text:span><text:span text:style-name="Police_20_par_20_défaut"><text:span text:style-name="T4"><text:text-input text:description="">{{ prejudice_autres_couts }}</text:text-input></text:span></text:span><text:span text:style-name="Police_20_par_20_défaut"><text:span text:style-name="T4"><text:s/></text:span></text:span><text:span text:style-name="Police_20_par_20_défaut"><text:span text:style-name="T7">€</text:span></text:span></text:p>
        </text:list-item>
      </text:list>
      <text:p text:style-name="P5"/>
      <text:p text:style-name="Standard"><text:span text:style-name="Police_20_par_20_défaut"><text:span text:style-name="T4">Précisions : </text:span></text:span><text:span text:style-name="Police_20_par_20_défaut"><text:span text:style-name="T5">Indiquer des détails si un montant est indiqué dans les autres coûts.</text:span></text:span></text:p>
      <text:p text:style-name="P24"/>
      <text:p text:style-name="P26">En considérant les estimations suivantes :</text:p>
      <text:list text:style-name="L4">
        <text:list-item>
          <text:p text:style-name="P27">Taux horaire par agent : 18,03€/h</text:p>
        </text:list-item>
        <text:list-item>
          <text:p text:style-name="P27">Coût d’usage par véhicule : 1,30€/km</text:p>
        </text:list-item>
      </text:list>
      <text:p text:style-name="P24">NB : vous pouvez modifier ces estimations pour s’adapter aux spécificités de votre commune.</text:p>
      <text:p text:style-name="P5"/>
      <text:p text:style-name="Standard"><text:span text:style-name="Police_20_par_20_défaut"><text:span text:style-name="T1">Le préjudice financier pour la commune est estimé à </text:span></text:span><text:span text:style-name="Police_20_par_20_défaut"><text:span text:style-name="T1"><text:text-input text:description="">{{ prejudice_montant_calcule }}</text:text-input></text:span></text:span><text:span text:style-name="Police_20_par_20_défaut"><text:span text:style-name="T1">€</text:span></text:span></text:p>
      <text:p text:style-name="P26"/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Standard"><text:span text:style-name="Police_20_par_20_défaut"><text:span text:style-name="T4"><text:text-input text:description="">{% if souhaite_porter_plainte %}</text:text-input></text:span></text:span><text:text-input text:description=""/></text:p>
      <text:p text:style-name="Standard"><text:span text:style-name="Police_20_par_20_défaut"><text:span text:style-name="T4">Une plainte au nom de la commune de </text:span></text:span><text:span text:style-name="Police_20_par_20_défaut"><text:span text:style-name="T4"><text:text-input text:description="">{{ commune }}</text:text-input></text:span></text:span><text:span text:style-name="Police_20_par_20_défaut"><text:span text:style-name="T4"><text:s/>sera déposée pour les faits constatés.</text:span></text:span></text:p>
      <text:p text:style-name="Standard"><text:span text:style-name="Police_20_par_20_défaut"><text:span text:style-name="T4"><text:text-input text:description="">{% endif %}</text:text-input></text:span></text:span><text:text-input text:description=""/></text:p>
      <text:p text:style-name="P5"/>
      <text:p text:style-name="P5"/>
      <table:table table:name="Table3" table:style-name="Table3">
        <table:table-column table:style-name="Table3.A"/>
        <table:table-row>
          <table:table-cell table:style-name="Table3.A1" office:value-type="string">
            <text:p text:style-name="P6">DESTINATAIRES</text:p>
          </table:table-cell>
        </table:table-row>
      </table:table>
      <text:h text:style-name="P7" text:outline-level="2"/>
      <text:p text:style-name="Standard"><text:span text:style-name="Police_20_par_20_défaut"><text:span text:style-name="T5">«</text:span></text:span><text:span text:style-name="T5"> Indiquer ici les destinataires pour information de votre procédure administrative. Vous pouvez notamment servir : la brigade de gendarme</text:span><text:span text:style-name="T8">rie</text:span><text:span text:style-name="T5">, la sous-préfecture, le procureur de la République, la DDT ».</text:span></text:p>
      <text:p text:style-name="P28"><text:span text:style-name="Police_20_par_20_défaut"><text:span text:style-name="T4"/></text:span></text:p>
      <text:p text:style-name="P29"/>
      <text:p text:style-name="P29"/>
      <table:table table:name="Table4" table:style-name="Table4">
        <table:table-column table:style-name="Table4.A"/>
        <table:table-row>
          <table:table-cell table:style-name="Table4.A1" office:value-type="string">
            <text:p text:style-name="P30">Rapport fait et clos</text:p>
            <text:p text:style-name="Text_20_body"><text:span text:style-name="Police_20_par_20_défaut"><text:span text:style-name="T9">à </text:span></text:span><text:span text:style-name="Police_20_par_20_défaut"><text:span text:style-name="T9"><text:text-input text:description="">{{ commune }}</text:text-input></text:span></text:span><text:span text:style-name="Police_20_par_20_défaut"><text:span text:style-name="T9"><text:s/>le </text:span></text:span><text:span text:style-name="Police_20_par_20_défaut"><text:span text:style-name="T9"><text:text-input text:description="">{{ date_courante }}</text:text-input></text:span></text:span></text:p>
            <text:p text:style-name="Text_20_body"><text:span text:style-name="Police_20_par_20_défaut"><text:span text:style-name="T9">par </text:span></text:span><text:span text:style-name="Police_20_par_20_défaut"><text:span text:style-name="T10">NOM Prénom</text:span></text:span></text:p>
            <text:p text:style-name="P31"><text:soft-page-break/></text:p>
            <text:p text:style-name="Text_20_body"><text:span text:style-name="Police_20_par_20_défaut"><text:span text:style-name="T10">SIGNATURE / TAMPON</text:span></text:span></text:p>
            <text:p text:style-name="P32" loext:marker-style-name="T11"><text:span text:style-name="Police_20_par_20_défaut"><text:span text:style-name="T12">Attention ce </text:span></text:span><text:span text:style-name="T13">rapport ne peut être signé que par un élu ou un agent habilité pour réaliser des constatations.</text:span></text:p>
            <text:p text:style-name="P3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Mangal" svg:font-family="Mangal" style:font-family-generic="roman" style:font-pitch="variable"/>
    <style:font-face style:name="Marianne" svg:font-family="Marianne" style:font-family-generic="system" style:font-pitch="variable"/>
    <style:font-face style:name="Microsoft YaHei" svg:font-family="'Microsoft YaHei'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209in" svg:stroke-color="#042433" svg:stroke-opacity="100%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 style:punctuation-wrap="simple"/>
      <style:text-properties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Heading" style:next-style-name="Text_20_body" style:default-outline-level="2">
      <style:paragraph-properties fo:margin-top="0.139in" fo:margin-bottom="0in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swiss" style:font-pitch="variable" fo:font-size="16pt" fo:font-weight="bold" style:font-name-asian="Liberation Serif" style:font-family-asian="'Liberation Serif'" style:font-family-generic-asian="swiss" style:font-pitch-asian="variable" style:font-size-asian="16pt" style:font-weight-asian="bold" style:font-name-complex="Liberation Serif" style:font-family-complex="'Liberation Serif'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Heading" style:next-style-name="Text_20_body" style:default-outline-level="3">
      <style:paragraph-properties fo:margin-top="0.0972in" fo:margin-bottom="0in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swiss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En-tête" style:family="paragraph" style:parent-style-name="Standard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d_20_de_20_page" style:display-name="Pied de page" style:family="paragraph" style:parent-style-name="Header_20_and_20_Footer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 loext:hyphenation-keep-line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2.4583in" fo:hyphenation-ladder-count="no-limit" fo:hyphenation-keep="auto" loext:hyphenation-keep-type="column" loext:hyphenation-keep-line="false" fo:text-indent="0.4917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-tête">
      <style:paragraph-properties fo:text-align="center" style:justify-single-word="false"/>
      <style:text-properties fo:font-style="italic" fo:background-color="#ffff00" style:font-style-asian="italic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3882in" fo:margin-left="0in" fo:margin-right="0in" fo:margin-bottom="0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AJOUTER LE LOGO DE LA COMMUNE ICI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  <meta:creation-date>2019-11-21T10:18:00Z</meta:creation-date>
    <dc:date>2026-01-23T16:21:09.386151912</dc:date>
    <meta:editing-cycles>267</meta:editing-cycles>
    <meta:editing-duration>PT9H21M25S</meta:editing-duration>
    <meta:document-statistic meta:table-count="4" meta:image-count="0" meta:object-count="0" meta:page-count="5" meta:paragraph-count="114" meta:word-count="999" meta:character-count="5048" meta:non-whitespace-character-count="4309"/>
    <meta:user-defined meta:name="AppVersion">15.0000</meta:user-defined>
    <meta:template xlink:type="simple" xlink:actuate="onRequest" xlink:title="" xlink:href="Normal.dotm"/>
  </office:meta>
</office:document-meta>
</file>